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7000000FC744A18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66ff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2.831cm" svg:height="14.291cm" svg:x="2.604cm" svg:y="4.914cm">
          <draw:image xlink:href="Pictures/1000020100000177000000FC744A18BD.png" xlink:type="simple" xlink:show="embed" xlink:actuate="onLoad">
            <text:p/>
          </draw:image>
        </draw:frame>
        <draw:rect draw:style-name="gr2" draw:text-style-name="P2" draw:layer="layout" svg:width="0.4cm" svg:height="0.4cm" svg:x="15.2cm" svg:y="13.4cm">
          <text:p/>
        </draw:rect>
        <draw:frame draw:style-name="gr3" draw:layer="layout" svg:width="0.853cm" svg:height="0.963cm" svg:x="6.2cm" svg:y="16.4cm">
          <draw:text-box>
            <text:p>4</text:p>
          </draw:text-box>
        </draw:frame>
        <draw:frame draw:style-name="gr3" draw:layer="layout" svg:width="0.853cm" svg:height="0.963cm" svg:x="6.2cm" svg:y="13cm">
          <draw:text-box>
            <text:p>2</text:p>
          </draw:text-box>
        </draw:frame>
        <draw:frame draw:style-name="gr3" draw:layer="layout" svg:width="0.853cm" svg:height="0.963cm" svg:x="7.8cm" svg:y="6.6cm">
          <draw:text-box>
            <text:p>6</text:p>
          </draw:text-box>
        </draw:frame>
        <draw:frame draw:style-name="gr4" draw:layer="layout" svg:width="1.4cm" svg:height="1.675cm" svg:x="18.4cm" svg:y="6cm">
          <draw:text-box>
            <text:p>7</text:p>
          </draw:text-box>
        </draw:frame>
        <draw:frame draw:style-name="gr3" draw:layer="layout" svg:width="0.853cm" svg:height="0.963cm" svg:x="14.4cm" svg:y="8.4cm">
          <draw:text-box>
            <text:p>9</text:p>
          </draw:text-box>
        </draw:frame>
        <draw:frame draw:style-name="gr3" draw:layer="layout" svg:width="0.853cm" svg:height="0.963cm" svg:x="17.6cm" svg:y="11cm">
          <draw:text-box>
            <text:p>5</text:p>
          </draw:text-box>
        </draw:frame>
        <draw:frame draw:style-name="gr3" draw:layer="layout" svg:width="0.853cm" svg:height="0.963cm" svg:x="11.2cm" svg:y="12.6cm">
          <draw:text-box>
            <text:p>1</text:p>
          </draw:text-box>
        </draw:frame>
        <draw:frame draw:style-name="gr3" draw:layer="layout" svg:width="0.853cm" svg:height="0.963cm" svg:x="14.8cm" svg:y="15.2cm">
          <draw:text-box>
            <text:p>3</text:p>
          </draw:text-box>
        </draw:frame>
        <draw:frame draw:style-name="gr3" draw:layer="layout" svg:width="1.205cm" svg:height="0.963cm" svg:x="22.6cm" svg:y="15.2cm">
          <draw:text-box>
            <text:p>10</text:p>
          </draw:text-box>
        </draw:frame>
        <draw:frame draw:style-name="gr3" draw:layer="layout" svg:width="0.853cm" svg:height="0.963cm" svg:x="23.8cm" svg:y="9.6cm">
          <draw:text-box>
            <text:p>8</text:p>
          </draw:text-box>
        </draw:frame>
        <draw:line draw:style-name="gr5" draw:text-style-name="P2" draw:layer="layout" svg:x1="15.4cm" svg:y1="13.6cm" svg:x2="14.8cm" svg:y2="14.6cm">
          <text:p/>
        </draw:line>
        <draw:line draw:style-name="gr5" draw:text-style-name="P2" draw:layer="layout" svg:x1="17.4cm" svg:y1="6.2cm" svg:x2="23.8cm" svg:y2="9.2cm">
          <text:p/>
        </draw:line>
        <draw:line draw:style-name="gr5" draw:text-style-name="P2" draw:layer="layout" svg:x1="23.8cm" svg:y1="9.4cm" svg:x2="15.6cm" svg:y2="13.4cm">
          <text:p/>
        </draw:line>
        <draw:line draw:style-name="gr6" draw:text-style-name="P2" draw:layer="layout" svg:x1="15.4cm" svg:y1="13.6cm" svg:x2="22cm" svg:y2="14.8cm">
          <text:p/>
        </draw:line>
        <draw:line draw:style-name="gr7" draw:text-style-name="P2" draw:layer="layout" svg:x1="22cm" svg:y1="14.8cm" svg:x2="7.2cm" svg:y2="6.6cm">
          <text:p/>
        </draw:line>
        <draw:line draw:style-name="gr6" draw:text-style-name="P2" draw:layer="layout" svg:x1="7.2cm" svg:y1="6.8cm" svg:x2="15cm" svg:y2="13.4cm">
          <text:p/>
        </draw:line>
        <draw:line draw:style-name="gr8" draw:text-style-name="P2" draw:layer="layout" svg:x1="5.6cm" svg:y1="17.2cm" svg:x2="10.4cm" svg:y2="12.6cm">
          <text:p/>
        </draw:line>
        <draw:line draw:style-name="gr8" draw:text-style-name="P2" draw:layer="layout" svg:x1="10.6cm" svg:y1="12.6cm" svg:x2="5.6cm" svg:y2="13cm">
          <text:p/>
        </draw:line>
        <draw:line draw:style-name="gr9" draw:text-style-name="P2" draw:layer="layout" svg:x1="14.6cm" svg:y1="14.6cm" svg:x2="5.6cm" svg:y2="17.2cm">
          <text:p/>
        </draw:line>
        <draw:line draw:style-name="gr10" draw:text-style-name="P2" draw:layer="layout" svg:x1="5.6cm" svg:y1="13cm" svg:x2="15cm" svg:y2="13.6cm">
          <text:p/>
        </draw:line>
        <draw:line draw:style-name="gr5" draw:text-style-name="P2" draw:layer="layout" svg:x1="15.21cm" svg:y1="13.401cm" svg:x2="17.21cm" svg:y2="6.401cm">
          <text:p/>
        </draw:line>
        <draw:line draw:style-name="gr11" draw:text-style-name="P2" draw:layer="layout" svg:x1="15.6cm" svg:y1="13.6cm" svg:x2="13.8cm" svg:y2="8.4cm">
          <text:p/>
        </draw:line>
        <draw:line draw:style-name="gr11" draw:text-style-name="P2" draw:layer="layout" svg:x1="14cm" svg:y1="8.4cm" svg:x2="17.21cm" svg:y2="10.6cm">
          <text:p/>
        </draw:line>
        <draw:line draw:style-name="gr11" draw:text-style-name="P2" draw:layer="layout" svg:x1="17.4cm" svg:y1="10.8cm" svg:x2="15.4cm" svg:y2="13.401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16T14:38:25.85</meta:creation-date>
    <meta:editing-duration>PT10M25S</meta:editing-duration>
    <meta:editing-cycles>2</meta:editing-cycles>
    <dc:date>2018-01-16T14:48:28.71</dc:date>
    <meta:document-statistic meta:object-count="51"/>
    <meta:generator>OpenOffice/4.1.4$Win32 OpenOffice.org_project/414m4$Build-9787</meta:generator>
  </office:meta>
</office:document-meta>
</file>